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Lucida Console', 'DejaVu Sans Mono', Monaco, 'Courier New', monospace"/>
    <style:font-face style:name="Courier New1" svg:font-family="'Courier New', Courier, monospace"/>
    <style:font-face style:name="Monospace1" svg:font-family="Monospace"/>
    <style:font-face style:name="Trebuchet MS" svg:font-family="'Trebuchet MS'"/>
    <style:font-face style:name="Ubuntu1" svg:font-family="Ubuntu"/>
    <style:font-face style:name="Verdana" svg:font-family="Verdana"/>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No_20_Spacing" style:list-style-name="L62">
      <style:text-properties fo:font-weight="normal" officeooo:paragraph-rsid="0767e8c0" style:font-weight-asian="normal" style:font-weight-complex="normal"/>
    </style:style>
    <style:style style:name="P2" style:family="paragraph" style:parent-style-name="No_20_Spacing" style:list-style-name="L62">
      <style:text-properties fo:font-weight="normal" officeooo:paragraph-rsid="07651260" style:font-weight-asian="normal" style:font-weight-complex="normal"/>
    </style:style>
    <style:style style:name="P3" style:family="paragraph" style:parent-style-name="No_20_Spacing" style:list-style-name="L62">
      <style:text-properties fo:font-weight="normal" officeooo:paragraph-rsid="076bd534" style:font-weight-asian="normal" style:font-weight-complex="normal"/>
    </style:style>
    <style:style style:name="P4" style:family="paragraph" style:parent-style-name="No_20_Spacing" style:list-style-name="L62">
      <style:text-properties officeooo:paragraph-rsid="0763007f"/>
    </style:style>
    <style:style style:name="P5" style:family="paragraph" style:parent-style-name="No_20_Spacing" style:list-style-name="L62">
      <style:text-properties officeooo:paragraph-rsid="07651260"/>
    </style:style>
    <style:style style:name="P6" style:family="paragraph" style:parent-style-name="No_20_Spacing" style:list-style-name="L62">
      <style:text-properties officeooo:paragraph-rsid="0767e8c0"/>
    </style:style>
    <style:style style:name="P7" style:family="paragraph" style:parent-style-name="No_20_Spacing" style:list-style-name="L62">
      <style:text-properties officeooo:paragraph-rsid="0767f5fe"/>
    </style:style>
    <style:style style:name="P8" style:family="paragraph" style:parent-style-name="No_20_Spacing" style:list-style-name="L62">
      <style:text-properties officeooo:paragraph-rsid="07695d48"/>
    </style:style>
    <style:style style:name="P9" style:family="paragraph" style:parent-style-name="No_20_Spacing" style:list-style-name="L62">
      <style:text-properties officeooo:paragraph-rsid="076a6c49"/>
    </style:style>
    <style:style style:name="P10" style:family="paragraph" style:parent-style-name="No_20_Spacing" style:list-style-name="L62">
      <style:text-properties officeooo:paragraph-rsid="076aa2d5"/>
    </style:style>
    <style:style style:name="P11" style:family="paragraph" style:parent-style-name="No_20_Spacing" style:list-style-name="L62">
      <style:text-properties officeooo:paragraph-rsid="076d8334"/>
    </style:style>
    <style:style style:name="P12" style:family="paragraph" style:parent-style-name="No_20_Spacing" style:list-style-name="L62">
      <style:text-properties officeooo:paragraph-rsid="07706d9a"/>
    </style:style>
    <style:style style:name="P13" style:family="paragraph" style:parent-style-name="No_20_Spacing" style:list-style-name="L62">
      <style:text-properties officeooo:paragraph-rsid="0771ff2e"/>
    </style:style>
    <style:style style:name="P14" style:family="paragraph" style:parent-style-name="No_20_Spacing" style:list-style-name="L62">
      <style:text-properties officeooo:paragraph-rsid="077951b6"/>
    </style:style>
    <style:style style:name="P15" style:family="paragraph" style:parent-style-name="No_20_Spacing" style:list-style-name="L62">
      <style:text-properties officeooo:paragraph-rsid="077b2553"/>
    </style:style>
    <style:style style:name="P16" style:family="paragraph" style:parent-style-name="No_20_Spacing" style:list-style-name="L62">
      <style:text-properties officeooo:paragraph-rsid="077ce948"/>
    </style:style>
    <style:style style:name="P17" style:family="paragraph" style:parent-style-name="No_20_Spacing" style:list-style-name="L62">
      <style:text-properties officeooo:paragraph-rsid="077e7e11"/>
    </style:style>
    <style:style style:name="P18" style:family="paragraph" style:parent-style-name="No_20_Spacing" style:list-style-name="L62">
      <style:text-properties officeooo:paragraph-rsid="07870b17"/>
    </style:style>
    <style:style style:name="P19" style:family="paragraph" style:parent-style-name="No_20_Spacing" style:list-style-name="L62">
      <style:text-properties officeooo:rsid="0771ff2e" officeooo:paragraph-rsid="0771ff2e"/>
    </style:style>
    <style:style style:name="P20" style:family="paragraph" style:parent-style-name="No_20_Spacing" style:list-style-name="L62">
      <style:text-properties officeooo:rsid="07742b1d" officeooo:paragraph-rsid="07742b1d"/>
    </style:style>
    <style:style style:name="P21" style:family="paragraph" style:parent-style-name="No_20_Spacing" style:list-style-name="L62">
      <style:text-properties fo:font-size="11pt" officeooo:rsid="07742b1d" officeooo:paragraph-rsid="07742b1d" style:font-size-asian="11pt" style:font-size-complex="11pt"/>
    </style:style>
    <style:style style:name="P22" style:family="paragraph" style:parent-style-name="No_20_Spacing" style:list-style-name="L62">
      <style:text-properties officeooo:rsid="077624d9" officeooo:paragraph-rsid="077624d9"/>
    </style:style>
    <style:style style:name="P23" style:family="paragraph" style:parent-style-name="No_20_Spacing" style:list-style-name="L62">
      <style:text-properties officeooo:rsid="07777395" officeooo:paragraph-rsid="07777395"/>
    </style:style>
    <style:style style:name="P24" style:family="paragraph" style:parent-style-name="No_20_Spacing" style:list-style-name="L62">
      <style:text-properties officeooo:rsid="07777395" officeooo:paragraph-rsid="077bd339"/>
    </style:style>
    <style:style style:name="P25" style:family="paragraph" style:parent-style-name="No_20_Spacing" style:list-style-name="L62">
      <style:text-properties officeooo:rsid="078750a5" officeooo:paragraph-rsid="078750a5"/>
    </style:style>
    <style:style style:name="P26" style:family="paragraph" style:parent-style-name="No_20_Spacing" style:list-style-name="L62">
      <style:text-properties officeooo:rsid="0787d683" officeooo:paragraph-rsid="0787d683"/>
    </style:style>
    <style:style style:name="P27" style:family="paragraph" style:parent-style-name="No_20_Spacing" style:list-style-name="L62">
      <style:text-properties officeooo:rsid="0788b5ad" officeooo:paragraph-rsid="07893095"/>
    </style:style>
    <style:style style:name="P28" style:family="paragraph" style:parent-style-name="No_20_Spacing" style:list-style-name="L62">
      <style:text-properties officeooo:rsid="0788b5ad" officeooo:paragraph-rsid="078b0f73"/>
    </style:style>
    <style:style style:name="P29" style:family="paragraph" style:parent-style-name="No_20_Spacing" style:list-style-name="L62">
      <style:text-properties officeooo:rsid="0788b5ad" officeooo:paragraph-rsid="078c53e9"/>
    </style:style>
    <style:style style:name="P30" style:family="paragraph" style:parent-style-name="No_20_Spacing" style:list-style-name="L62">
      <style:text-properties officeooo:rsid="078cddcb" officeooo:paragraph-rsid="078cddcb"/>
    </style:style>
    <style:style style:name="P31" style:family="paragraph" style:parent-style-name="No_20_Spacing" style:list-style-name="L62">
      <style:text-properties officeooo:rsid="078e62f1" officeooo:paragraph-rsid="078e62f1"/>
    </style:style>
    <style:style style:name="P32" style:family="paragraph" style:parent-style-name="No_20_Spacing" style:list-style-name="L62">
      <style:text-properties officeooo:rsid="078eeeca" officeooo:paragraph-rsid="078eeeca"/>
    </style:style>
    <style:style style:name="P33" style:family="paragraph" style:parent-style-name="No_20_Spacing" style:list-style-name="L62">
      <style:text-properties officeooo:rsid="078f5e15" officeooo:paragraph-rsid="078f5e15"/>
    </style:style>
    <style:style style:name="P34" style:family="paragraph" style:parent-style-name="No_20_Spacing" style:list-style-name="L62">
      <style:text-properties officeooo:rsid="07908618" officeooo:paragraph-rsid="07908618"/>
    </style:style>
    <style:style style:name="T1" style:family="text">
      <style:text-properties fo:color="#ff0000"/>
    </style:style>
    <style:style style:name="T2" style:family="text">
      <style:text-properties fo:font-weight="normal" style:font-weight-asian="normal" style:font-weight-complex="normal"/>
    </style:style>
    <style:style style:name="T3" style:family="text">
      <style:text-properties officeooo:rsid="0760ae49"/>
    </style:style>
    <style:style style:name="T4" style:family="text">
      <style:text-properties officeooo:rsid="0766ad23"/>
    </style:style>
    <style:style style:name="T5" style:family="text">
      <style:text-properties officeooo:rsid="07695d48"/>
    </style:style>
    <style:style style:name="T6" style:family="text">
      <style:text-properties officeooo:rsid="076bd534"/>
    </style:style>
    <style:style style:name="T7" style:family="text">
      <style:text-properties officeooo:rsid="07751ab0"/>
    </style:style>
    <style:style style:name="T8" style:family="text">
      <style:text-properties officeooo:rsid="077b2553"/>
    </style:style>
    <style:style style:name="T9" style:family="text">
      <style:text-properties officeooo:rsid="077bd339"/>
    </style:style>
    <style:style style:name="T10" style:family="text">
      <style:text-properties officeooo:rsid="0787d683"/>
    </style:style>
    <style:style style:name="T11" style:family="text">
      <style:text-properties officeooo:rsid="0788b5ad"/>
    </style:style>
    <style:style style:name="T12" style:family="text">
      <style:text-properties officeooo:rsid="07893095"/>
    </style:style>
    <style:style style:name="T13" style:family="text">
      <style:text-properties officeooo:rsid="078b0f73"/>
    </style:style>
    <style:style style:name="T14" style:family="text">
      <style:text-properties officeooo:rsid="078c2f3a"/>
    </style:style>
    <style:style style:name="T15" style:family="text">
      <style:text-properties officeooo:rsid="078cddcb"/>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84609846254791423" text:style-name="L62">
        <text:list-item>
          <text:p text:style-name="P12"><text:span text:style-name="T6">tar</text:span></text:p>
          <text:list>
            <text:list-item>
              <text:p text:style-name="P12"><text:span text:style-name="T6">Command to create an uncompressed tar archive file:</text:span></text:p>
              <text:p text:style-name="P3">tar <text:span text:style-name="T1">c</text:span>vf archive_name.tar dirname/</text:p>
              <text:p text:style-name="P4">c – create a new archive</text:p>
              <text:p text:style-name="P4">v – verbosely list files which are processed.</text:p>
              <text:p text:style-name="P4">f – following is the archive file name</text:p>
              <text:p text:style-name="P11"/>
              <text:p text:style-name="P11"><text:span text:style-name="T6">Command to create an gzipped tar archive file:</text:span></text:p>
              <text:p text:style-name="P2">tar <text:span text:style-name="T1">c</text:span>vf<text:span text:style-name="T4">z</text:span> archive_name.tar.gz dirname/</text:p>
              <text:p text:style-name="P5">z – filter the archive through gzip</text:p>
              <text:p text:style-name="P11"/>
              <text:p text:style-name="P11"><text:span text:style-name="T6">Command to create an bzipped tar archive file:</text:span></text:p>
              <text:p text:style-name="P1">tar <text:span text:style-name="T1">c</text:span>vfj archive_name.tar.bz2 dirname/</text:p>
              <text:p text:style-name="P6">j – filter the archive through bzip2</text:p>
            </text:list-item>
            <text:list-item>
              <text:p text:style-name="P7"><text:span text:style-name="Strong_20_Emphasis">gzip vs bzip2</text:span>: bzip2 takes more time to compress and decompress than gzip. bzip2 archival size is less than gzip.</text:p>
            </text:list-item>
            <text:list-item>
              <text:p text:style-name="P8"><text:span text:style-name="T5">Use the suitable command from the following:</text:span></text:p>
              <text:p text:style-name="P8">tar <text:span text:style-name="T1">x</text:span>vf archive_name.tar</text:p>
              <text:p text:style-name="P8">tar <text:span text:style-name="T1">x</text:span>vfz archive_name.tar.gz</text:p>
              <text:p text:style-name="P9">tar <text:span text:style-name="T1">x</text:span>vfj archive_name.tar.bz2</text:p>
            </text:list-item>
            <text:list-item>
              <text:p text:style-name="P10"><text:span text:style-name="T5">Use the suitable command from the following:</text:span></text:p>
              <text:p text:style-name="P10">tar <text:span text:style-name="T1">t</text:span>vf archive_name.tar</text:p>
              <text:p text:style-name="P10">tar <text:span text:style-name="T1">t</text:span>vfz archive_name.tar.gz</text:p>
              <text:p text:style-name="P10">tar <text:span text:style-name="T1">t</text:span>vfj archive_name.tar.bz2</text:p>
            </text:list-item>
          </text:list>
        </text:list-item>
        <text:list-item>
          <text:p text:style-name="P22">grep</text:p>
          <text:list>
            <text:list-item>
              <text:p text:style-name="P16">Quotes (either kind) are primarily meant to deal with whitespace. For instance, the following:</text:p>
              <text:list>
                <text:list-header>
                  <text:p text:style-name="P16"><text:span text:style-name="Source_20_Text">grep hello world file1</text:span></text:p>
                </text:list-header>
              </text:list>
              <text:p text:style-name="P16">will look for the word "hello" in files called "world" and "file1", while</text:p>
              <text:list text:continue-numbering="true">
                <text:list-header>
                  <text:p text:style-name="P16"><text:span text:style-name="Source_20_Text">grep "hello world" file1</text:span></text:p>
                </text:list-header>
              </text:list>
              <text:p text:style-name="P16">will look for "hello world" in file1.</text:p>
              <text:p text:style-name="P17">The choice between single or double quotes is only important if the search string contains variables or other items that you expect to be evaluated. With single quotes, the string is taken literally and no expansion takes place. With double quotes, variables are expanded. For example (with a Bourne-derived shell such as Bash or ZSH):</text:p>
              <text:list text:continue-numbering="true">
                <text:list-header>
                  <text:p text:style-name="P17"><text:span text:style-name="Source_20_Text">VAR="serverfault"</text:span></text:p>
                  <text:p text:style-name="P17"><text:span text:style-name="Source_20_Text">grep '$VAR' file1</text:span></text:p>
                  <text:p text:style-name="P17"><text:span text:style-name="Source_20_Text">grep "$VAR" file1</text:span></text:p>
                </text:list-header>
              </text:list>
              <text:p text:style-name="P16">The first <text:span text:style-name="Source_20_Text">grep</text:span> will look for the literal string "$VAR1" in file1. The second will expand the "$VAR" variable and look for the string "serverfault" in file1.</text:p>
            </text:list-item>
            <text:list-item>
              <text:p text:style-name="P16">grep "literal_string" filename</text:p>
            </text:list-item>
            <text:list-item>
              <text:p text:style-name="P23">grep "literal_string" filename_pattern_*</text:p>
              <text:p text:style-name="P24">grep "literal_string" *.<text:span text:style-name="T9">txt</text:span></text:p>
            </text:list-item>
            <text:list-item>
              <text:p text:style-name="P24"><text:span text:style-name="T10">use </text:span>-i option with grep</text:p>
            </text:list-item>
            <text:list-item>
              <text:p text:style-name="P14">grep "REGEX" filename</text:p>
              <text:list>
                <text:list-item>
                  <text:p text:style-name="P15">grep "lines.*empty" <text:span text:style-name="T8">filename</text:span></text:p>
                </text:list-item>
                <text:list-item>
                  <text:p text:style-name="P15">grep smug files</text:p>
                </text:list-item>
                <text:list-item>
                  <text:p text:style-name="P15">grep '^smug' files</text:p>
                </text:list-item>
                <text:list-item>
                  <text:p text:style-name="P15"><text:soft-page-break/>grep 'smug$' files</text:p>
                </text:list-item>
                <text:list-item>
                  <text:p text:style-name="P15">grep '^smug$' files</text:p>
                </text:list-item>
                <text:list-item>
                  <text:p text:style-name="P15">grep '\^s' files</text:p>
                </text:list-item>
                <text:list-item>
                  <text:p text:style-name="P15">grep '[Ss]mug' files</text:p>
                </text:list-item>
                <text:list-item>
                  <text:p text:style-name="P15">grep 'B[oO][bB]' files</text:p>
                </text:list-item>
                <text:list-item>
                  <text:p text:style-name="P15">grep '^$' files</text:p>
                </text:list-item>
                <text:list-item>
                  <text:p text:style-name="P15">grep '[0-9][0-9]' file</text:p>
                </text:list-item>
                <text:list-item>
                  <text:p text:style-name="P15">grep '[a-zA-Z]'</text:p>
                </text:list-item>
                <text:list-item>
                  <text:p text:style-name="P18">grep '[^a-zA-Z0-9]'</text:p>
                  <text:p text:style-name="P25">Notice that here ^ is present inside the [].</text:p>
                </text:list-item>
                <text:list-item>
                  <text:p text:style-name="P15">grep '[0-9]\{3\}-[0-9]\{4\}'</text:p>
                </text:list-item>
                <text:list-item>
                  <text:p text:style-name="P15">grep '^.$'</text:p>
                </text:list-item>
                <text:list-item>
                  <text:p text:style-name="P15">grep '"smug"'</text:p>
                </text:list-item>
                <text:list-item>
                  <text:p text:style-name="P15">grep '"*smug"*'</text:p>
                </text:list-item>
                <text:list-item>
                  <text:p text:style-name="P15">grep '^\.'</text:p>
                </text:list-item>
                <text:list-item>
                  <text:p text:style-name="P15">grep '^From: ' /usr/mail/$USER</text:p>
                </text:list-item>
              </text:list>
            </text:list-item>
            <text:list-item>
              <text:p text:style-name="P26">use -w option with grep,</text:p>
            </text:list-item>
            <text:list-item>
              <text:p text:style-name="P34">use -n option with grep,</text:p>
            </text:list-item>
            <text:list-item>
              <text:p text:style-name="P26">-<text:span text:style-name="T11">B n, -A n, -C n respectively,</text:span></text:p>
            </text:list-item>
            <text:list-item>
              <text:p text:style-name="P27"><text:span text:style-name="T12">use --color option with grep,</text:span></text:p>
            </text:list-item>
            <text:list-item>
              <text:p text:style-name="P28"><text:span text:style-name="T13">use -r option with grep,</text:span></text:p>
            </text:list-item>
            <text:list-item>
              <text:p text:style-name="P29"><text:span text:style-name="T14">use -v option with grep,</text:span></text:p>
            </text:list-item>
            <text:list-item>
              <text:p text:style-name="P30">The following command will print only those lines which will note have any of the pattern:</text:p>
              <text:p text:style-name="P29">grep -v -e "pattern<text:span text:style-name="T15">1</text:span>" -e "pattern<text:span text:style-name="T15">2</text:span>"</text:p>
            </text:list-item>
            <text:list-item>
              <text:p text:style-name="P31">use -c option with grep,</text:p>
            </text:list-item>
            <text:list-item>
              <text:p text:style-name="P31">use -vc option with grep,</text:p>
            </text:list-item>
            <text:list-item>
              <text:p text:style-name="P32">use -l option with grep,</text:p>
            </text:list-item>
            <text:list-item>
              <text:p text:style-name="P33">use -o option with grep,</text:p>
              <text:p text:style-name="P33">It might not be that much useful when you give the string straight forward. But it becomes very useful when you give a regex pattern and trying to see what it matches.</text:p>
            </text:list-item>
            <text:list-item>
              <text:p text:style-name="P33"/>
            </text:list-item>
          </text:list>
        </text:list-item>
        <text:list-item>
          <text:p text:style-name="P13"><text:span text:style-name="T6">cd</text:span></text:p>
          <text:list>
            <text:list-item>
              <text:p text:style-name="P19">cd ~</text:p>
            </text:list-item>
            <text:list-item>
              <text:p text:style-name="P19">cd /</text:p>
            </text:list-item>
            <text:list-item>
              <text:p text:style-name="P19">cd -</text:p>
            </text:list-item>
            <text:list-item>
              <text:p text:style-name="P19">cd ..</text:p>
            </text:list-item>
            <text:list-item>
              <text:p text:style-name="P19"><text:span text:style-name="T7">Create aliases for </text:span>.., ..2, ..3, ..4, ..5 <text:span text:style-name="T7">in .bash_aliases file,</text:span></text:p>
            </text:list-item>
            <text:list-item>
              <text:p text:style-name="P20">For mkdircd to work, add the following function in .bash_aliases file:</text:p>
              <text:p text:style-name="P21"><text:span text:style-name="T3">fu</text:span>nction mkdircd () { mkdir -p "$@" &amp;&amp; eval cd "\"\$$#\""; <text:span text:style-name="T3">}</text:span></text:p>
            </text:list-item>
          </text:list>
        </text:list-item>
        <text:list-item>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Lucida Console', 'DejaVu Sans Mono', Monaco, 'Courier New', monospace"/>
    <style:font-face style:name="Courier New1" svg:font-family="'Courier New', Courier, monospace"/>
    <style:font-face style:name="Monospace1" svg:font-family="Monospace"/>
    <style:font-face style:name="Trebuchet MS" svg:font-family="'Trebuchet MS'"/>
    <style:font-face style:name="Ubuntu1" svg:font-family="Ubuntu"/>
    <style:font-face style:name="Verdana" svg:font-family="Verdana"/>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2"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2"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2"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2"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0-27T08:26:18.613410398</dc:date>
    <meta:editing-cycles>2269</meta:editing-cycles>
    <meta:editing-duration>P17DT14H13M4S</meta:editing-duration>
    <meta:generator>LibreOffice/5.1.4.2$Linux_X86_64 LibreOffice_project/10m0$Build-2</meta:generator>
    <meta:document-statistic meta:table-count="0" meta:image-count="0" meta:object-count="0" meta:page-count="2" meta:paragraph-count="79" meta:word-count="525" meta:character-count="2964" meta:non-whitespace-character-count="256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